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57b06" officeooo:paragraph-rsid="00057b06"/>
    </style:style>
    <style:style style:name="P2" style:family="paragraph" style:parent-style-name="Standard">
      <style:text-properties officeooo:rsid="00084548" officeooo:paragraph-rsid="00084548"/>
    </style:style>
    <style:style style:name="P3" style:family="paragraph" style:parent-style-name="Standard">
      <style:text-properties officeooo:rsid="00084548" officeooo:paragraph-rsid="000a13c0"/>
    </style:style>
    <style:style style:name="P4" style:family="paragraph" style:parent-style-name="Standard">
      <style:text-properties officeooo:rsid="000a13c0" officeooo:paragraph-rsid="000a13c0"/>
    </style:style>
    <style:style style:name="P5" style:family="paragraph" style:parent-style-name="Standard">
      <style:text-properties officeooo:rsid="000ad46b" officeooo:paragraph-rsid="000ad46b"/>
    </style:style>
    <style:style style:name="P6" style:family="paragraph" style:parent-style-name="Standard">
      <style:paragraph-properties fo:margin-left="0.079cm" fo:margin-right="0.079cm" fo:margin-top="0.079cm" fo:margin-bottom="0.079cm" loext:contextual-spacing="false" fo:orphans="2" fo:widows="2" fo:text-indent="0.741cm" style:auto-text-indent="false" fo:padding="0cm" fo:border="none"/>
      <style:text-properties fo:font-variant="normal" fo:text-transform="none" fo:color="#000000" fo:letter-spacing="normal" officeooo:rsid="00057b06" officeooo:paragraph-rsid="00057b06"/>
    </style:style>
    <style:style style:name="P7" style:family="paragraph" style:parent-style-name="Text_20_body">
      <style:text-properties fo:font-variant="normal" fo:text-transform="none" fo:color="#000000" fo:letter-spacing="normal" officeooo:rsid="00057b06" officeooo:paragraph-rsid="00057b06"/>
    </style:style>
    <style:style style:name="P8" style:family="paragraph" style:parent-style-name="Text_20_body">
      <style:text-properties fo:font-variant="normal" fo:text-transform="none" fo:color="#000000" fo:letter-spacing="normal" fo:font-weight="normal" officeooo:rsid="000ad46b" officeooo:paragraph-rsid="000ad46b" style:font-size-asian="11.25pt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fo:letter-spacing="normal" officeooo:rsid="000bafea" officeooo:paragraph-rsid="000bafea" style:font-name-asian="Times New Roman" style:font-size-asian="11.25pt" style:font-style-asian="normal" style:font-weight-asian="bold"/>
    </style:style>
    <style:style style:name="P10" style:family="paragraph" style:parent-style-name="Text_20_body">
      <style:text-properties fo:font-variant="normal" fo:text-transform="none" fo:color="#000000" fo:letter-spacing="normal" officeooo:rsid="000e4bb7" officeooo:paragraph-rsid="000e4bb7" style:font-name-asian="Times New Roman" style:font-size-asian="11.25pt" style:font-style-asian="normal" style:font-weight-asian="bold"/>
    </style:style>
    <style:style style:name="P11" style:family="paragraph" style:parent-style-name="Text_20_body">
      <style:text-properties fo:font-variant="normal" fo:text-transform="none" fo:color="#000000" fo:letter-spacing="normal" officeooo:rsid="000e623d" officeooo:paragraph-rsid="000e623d" style:font-name-asian="Times New Roman" style:font-size-asian="11.25pt" style:font-style-asian="normal" style:font-weight-asian="bold"/>
    </style:style>
    <style:style style:name="P12" style:family="paragraph" style:parent-style-name="Text_20_body">
      <style:text-properties fo:font-variant="normal" fo:text-transform="none" fo:color="#000000" fo:letter-spacing="normal" officeooo:rsid="0010593d" officeooo:paragraph-rsid="0010593d" style:font-name-asian="Times New Roman" style:font-size-asian="11.25pt" style:font-style-asian="normal" style:font-weight-asian="bold"/>
    </style:style>
    <style:style style:name="P13" style:family="paragraph" style:parent-style-name="Text_20_body">
      <style:text-properties fo:font-variant="normal" fo:text-transform="none" fo:color="#000000" fo:letter-spacing="normal" officeooo:rsid="0010aa49" officeooo:paragraph-rsid="0010aa49" style:font-name-asian="Times New Roman" style:font-size-asian="11.25pt" style:font-style-asian="normal" style:font-weight-asian="bold"/>
    </style:style>
    <style:style style:name="P14" style:family="paragraph" style:parent-style-name="Text_20_body">
      <style:text-properties fo:font-variant="normal" fo:text-transform="none" fo:color="#000000" fo:letter-spacing="normal" officeooo:rsid="00112700" officeooo:paragraph-rsid="00112700" style:font-name-asian="Times New Roman" style:font-size-asian="11.25pt" style:font-style-asian="normal" style:font-weight-asian="bold"/>
    </style:style>
    <style:style style:name="P15" style:family="paragraph" style:parent-style-name="Text_20_body">
      <style:text-properties fo:font-variant="normal" fo:text-transform="none" fo:color="#000000" fo:letter-spacing="normal" officeooo:rsid="0012beb4" officeooo:paragraph-rsid="0012beb4" style:font-name-asian="Times New Roman" style:font-size-asian="11.25pt" style:font-style-asian="normal" style:font-weight-asian="bold"/>
    </style:style>
    <style:style style:name="P16" style:family="paragraph" style:parent-style-name="Text_20_body">
      <style:text-properties fo:font-variant="normal" fo:text-transform="none" fo:color="#000000" fo:letter-spacing="normal" officeooo:paragraph-rsid="000ad46b"/>
    </style:style>
    <style:style style:name="P17" style:family="paragraph" style:parent-style-name="Text_20_body">
      <style:text-properties officeooo:rsid="000ad46b" officeooo:paragraph-rsid="000ad46b"/>
    </style:style>
    <style:style style:name="P18" style:family="paragraph" style:parent-style-name="Text_20_body">
      <style:text-properties officeooo:paragraph-rsid="000b3fde"/>
    </style:style>
    <style:style style:name="P19" style:family="paragraph" style:parent-style-name="Text_20_body">
      <style:text-properties officeooo:rsid="000bafea" officeooo:paragraph-rsid="000bafea"/>
    </style:style>
    <style:style style:name="P20" style:family="paragraph" style:parent-style-name="Text_20_body">
      <style:text-properties officeooo:paragraph-rsid="000bc479"/>
    </style:style>
    <style:style style:name="P21" style:family="paragraph" style:parent-style-name="Text_20_body">
      <style:text-properties officeooo:rsid="000c6522" officeooo:paragraph-rsid="000c6522"/>
    </style:style>
    <style:style style:name="P22" style:family="paragraph" style:parent-style-name="Text_20_body">
      <style:text-properties officeooo:rsid="000c6522" officeooo:paragraph-rsid="000c6522" fo:background-color="#ffff00"/>
    </style:style>
    <style:style style:name="P23" style:family="paragraph" style:parent-style-name="Text_20_body">
      <style:paragraph-properties fo:margin-left="0.079cm" fo:margin-right="0.079cm" fo:margin-top="0.079cm" fo:margin-bottom="0.079cm" loext:contextual-spacing="false" fo:orphans="2" fo:widows="2" fo:text-indent="0.741cm" style:auto-text-indent="false" fo:padding="0cm" fo:border="none"/>
      <style:text-properties fo:font-variant="normal" fo:text-transform="none" fo:color="#000000" fo:letter-spacing="normal"/>
    </style:style>
    <style:style style:name="P24" style:family="paragraph" style:parent-style-name="Text_20_body">
      <style:paragraph-properties fo:margin-left="0.079cm" fo:margin-right="0.079cm" fo:margin-top="0.079cm" fo:margin-bottom="0.079cm" loext:contextual-spacing="false" fo:orphans="2" fo:widows="2" fo:text-indent="0.741cm" style:auto-text-indent="false" fo:padding="0cm" fo:border="none"/>
      <style:text-properties fo:font-variant="normal" fo:text-transform="none" fo:color="#000000" fo:letter-spacing="normal" officeooo:rsid="000392e6" officeooo:paragraph-rsid="000392e6"/>
    </style:style>
    <style:style style:name="P25" style:family="paragraph" style:parent-style-name="Text_20_body">
      <style:paragraph-properties fo:margin-left="0.079cm" fo:margin-right="0.079cm" fo:margin-top="0.079cm" fo:margin-bottom="0.079cm" loext:contextual-spacing="false" fo:orphans="2" fo:widows="2" fo:text-indent="0.741cm" style:auto-text-indent="false" fo:padding="0cm" fo:border="none"/>
      <style:text-properties fo:font-variant="normal" fo:text-transform="none" fo:color="#000000" fo:letter-spacing="normal" officeooo:rsid="00057b06" officeooo:paragraph-rsid="00057b06"/>
    </style:style>
    <style:style style:name="P26" style:family="paragraph" style:parent-style-name="Text_20_body">
      <style:paragraph-properties fo:margin-left="0.079cm" fo:margin-right="0.079cm" fo:margin-top="0.079cm" fo:margin-bottom="0.079cm" loext:contextual-spacing="false" fo:orphans="2" fo:widows="2" fo:text-indent="0.741cm" style:auto-text-indent="false" fo:padding="0cm" fo:border="none"/>
      <style:text-properties fo:font-variant="normal" fo:text-transform="none" fo:color="#000000" fo:letter-spacing="normal" fo:font-weight="normal" style:font-size-asian="11.25pt" style:font-weight-asian="normal" style:font-weight-complex="normal"/>
    </style:style>
    <style:style style:name="P27" style:family="paragraph" style:parent-style-name="Text_20_body">
      <style:paragraph-properties fo:margin-left="0.079cm" fo:margin-right="0.079cm" fo:margin-top="0.079cm" fo:margin-bottom="0.079cm" loext:contextual-spacing="false" fo:text-indent="0cm" style:auto-text-indent="false" fo:padding="0cm" fo:border="none"/>
    </style:style>
    <style:style style:name="P28" style:family="paragraph" style:parent-style-name="Text_20_body">
      <style:paragraph-properties fo:margin-left="0.079cm" fo:margin-right="0.079cm" fo:margin-top="0.079cm" fo:margin-bottom="0.079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fo:letter-spacing="normal" style:font-name-asian="Times New Roman" style:font-size-asian="10.5pt" style:font-style-asian="normal" style:font-weight-asian="normal"/>
    </style:style>
    <style:style style:name="P30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fo:letter-spacing="normal"/>
    </style:style>
    <style:style style:name="P31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fo:letter-spacing="normal"/>
    </style:style>
    <style:style style:name="P32" style:family="paragraph" style:parent-style-name="Preformatted_20_Text">
      <style:paragraph-properties fo:margin-left="1.05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0b3fde" loext:padding="0cm" loext:border="none"/>
    </style:style>
    <style:style style:name="P33" style:family="paragraph" style:parent-style-name="Heading_20_2">
      <style:text-properties fo:font-variant="normal" fo:text-transform="none" fo:color="#000000" fo:letter-spacing="normal" officeooo:rsid="000ad46b" officeooo:paragraph-rsid="000ad46b" style:font-name-asian="Times New Roman" style:font-size-asian="15pt" style:font-style-asian="normal" style:font-weight-asian="bold"/>
    </style:style>
    <style:style style:name="T1" style:family="text">
      <style:text-properties style:font-weight-asian="normal"/>
    </style:style>
    <style:style style:name="T2" style:family="text">
      <style:text-properties style:font-name="Times New Roman" fo:font-size="11.25pt" fo:font-style="normal"/>
    </style:style>
    <style:style style:name="T3" style:family="text">
      <style:text-properties style:font-name="Times New Roman" fo:font-size="11.25pt" fo:font-style="normal" fo:font-weight="normal"/>
    </style:style>
    <style:style style:name="T4" style:family="text">
      <style:text-properties style:font-name="Times New Roman" fo:font-size="11.25pt" fo:font-style="normal" fo:font-weight="normal" style:font-weight-asian="normal"/>
    </style:style>
    <style:style style:name="T5" style:family="text">
      <style:text-properties style:font-name="Times New Roman" fo:font-size="10.5pt" fo:font-style="normal" fo:font-weight="normal"/>
    </style:style>
    <style:style style:name="T6" style:family="text">
      <style:text-properties style:font-name-asian="Times New Roman" style:font-style-asian="normal"/>
    </style:style>
    <style:style style:name="T7" style:family="text">
      <style:text-properties style:font-name-asian="Times New Roman" style:font-size-asian="11.25pt" style:font-style-asian="normal" style:font-weight-asian="normal"/>
    </style:style>
    <style:style style:name="T8" style:family="text">
      <style:text-properties style:font-name-asian="Times New Roman" style:font-size-asian="10.5pt" style:font-style-asian="normal" style:font-weight-asian="normal"/>
    </style:style>
    <style:style style:name="T9" style:family="text">
      <style:text-properties fo:font-size="11.25pt"/>
    </style:style>
    <style:style style:name="T10" style:family="text">
      <style:text-properties style:font-size-asian="11.25pt"/>
    </style:style>
    <style:style style:name="T11" style:family="text">
      <style:text-properties officeooo:rsid="000a13c0"/>
    </style:style>
    <style:style style:name="T12" style:family="text">
      <style:text-properties fo:font-variant="normal" fo:text-transform="none" fo:color="#000000" fo:letter-spacing="normal" style:font-name-asian="Times New Roman" style:font-size-asian="11.25pt" style:font-style-asian="normal" style:font-weight-asian="bold"/>
    </style:style>
    <style:style style:name="T13" style:family="text">
      <style:text-properties fo:font-variant="normal" fo:text-transform="none" fo:color="#000000" fo:letter-spacing="normal" style:font-name-asian="Times New Roman" style:font-size-asian="11.25pt" style:font-style-asian="normal" style:font-weight-asian="normal"/>
    </style:style>
    <style:style style:name="T14" style:family="text">
      <style:text-properties fo:color="#ff0080" style:font-name="Times New Roman" fo:font-size="10.5pt" fo:font-style="normal" fo:font-weight="bold"/>
    </style:style>
    <style:style style:name="T15" style:family="text">
      <style:text-properties fo:color="#ff8000" style:font-name="Times New Roman" fo:font-size="10.5pt" fo:font-style="normal" fo:font-weight="normal"/>
    </style:style>
    <style:style style:name="T16" style:family="text">
      <style:text-properties fo:color="#ff8000" style:font-name-asian="Times New Roman" style:font-size-asian="10.5pt" style:font-style-asian="normal" style:font-weight-asian="normal"/>
    </style:style>
    <style:style style:name="T17" style:family="text">
      <style:text-properties officeooo:rsid="000bc479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ell脚本day02</text:p>
      <text:p text:style-name="Standard"/>
      <text:p text:style-name="Standard">shell脚本中的数值运算</text:p>
      <text:p text:style-name="Standard">运算命令 expr </text:p>
      <text:p text:style-name="Standard">加法 expr 1 + 1 （+号前后要有空格）</text:p>
      <text:p text:style-name="Standard">减法 expr <text:s/>2 – 1</text:p>
      <text:p text:style-name="Standard">乘法 expr <text:s/>1 \* 2 （在linux系统中*代表任意通配的通配符，所以要用' '或\ 来去掉其特殊含义）</text:p>
      <text:p text:style-name="Standard">除法 expr <text:s text:c="2"/>2 / 1 <text:s text:c="3"/>仅保留证书结果</text:p>
      <text:p text:style-name="Standard">取余数 expr <text:s/>6 % 2 <text:s/>余数值为0 ，5 % 2 余数为1……取得余数不大于被除数benshen</text:p>
      <text:p text:style-name="P24"><text:span text:style-name="T7">[root@desktop0 ~]# expr 1 * 3</text:span></text:p>
      <text:p text:style-name="P24"><text:span text:style-name="T7">expr: 语法错误</text:span></text:p>
      <text:p text:style-name="P24"><text:span text:style-name="T7">[root@desktop0 ~]# expr 1 \* 3</text:span></text:p>
      <text:p text:style-name="P24"><text:span text:style-name="T7">3</text:span></text:p>
      <text:p text:style-name="P24"><text:span text:style-name="T7">[root@desktop0 ~]# expr 1 + 3</text:span></text:p>
      <text:p text:style-name="P24"><text:span text:style-name="T7">4</text:span></text:p>
      <text:p text:style-name="P24"><text:span text:style-name="T7">[root@desktop0 ~]# expr 3 - 1</text:span></text:p>
      <text:p text:style-name="P24"><text:span text:style-name="T7">2</text:span></text:p>
      <text:p text:style-name="P24"><text:span text:style-name="T7">[root@desktop0 ~]# expr 3 / 1</text:span></text:p>
      <text:p text:style-name="P24"><text:span text:style-name="T7">3</text:span></text:p>
      <text:p text:style-name="P24"><text:span text:style-name="T7">[root@desktop0 ~]# expr 6 % 2</text:span></text:p>
      <text:p text:style-name="P24"><text:span text:style-name="T7">0</text:span></text:p>
      <text:p text:style-name="P24"><text:span text:style-name="T7">[root@desktop0 ~]# expr 5 % 2</text:span></text:p>
      <text:p text:style-name="P24"><text:span text:style-name="T7">1</text:span></text:p>
      <text:p text:style-name="P24"><text:span text:style-name="T7">以上为常量计算，如果要运用到变量计算中，需要将变量提前赋值</text:span></text:p>
      <text:p text:style-name="P6"><text:span text:style-name="T7">[root@desktop0 ~]# a=23</text:span></text:p>
      <text:p text:style-name="P25"><text:span text:style-name="T7">[root@desktop0 ~]# expr $a + 5</text:span></text:p>
      <text:p text:style-name="P25"><text:span text:style-name="T7">28</text:span></text:p>
      <text:p text:style-name="P28"><text:span text:style-name="T7">使用</text:span><text:span text:style-name="T3">$[]</text:span><text:span text:style-name="T7">或</text:span><text:span text:style-name="T3">$(())</text:span><text:span text:style-name="T7">表达式</text:span></text:p>
      <text:p text:style-name="P28"><text:span text:style-name="T7">乘法操作</text:span><text:span text:style-name="T3">*</text:span><text:span text:style-name="T7">无需转义，运算符两侧可以无空格；引用变量可省略 </text:span><text:span text:style-name="T3">$ </text:span><text:span text:style-name="T7">符号；计算结果替换表达式本身，可结合</text:span><text:span text:style-name="T3">echo</text:span><text:span text:style-name="T7">命令输出。</text:span></text:p>
      <text:p text:style-name="Standard"/>
      <text:p text:style-name="P1">[root@desktop0 ~]# echo $[1+1]</text:p>
      <text:p text:style-name="P1">2</text:p>
      <text:p text:style-name="P1">[root@desktop0 ~]# echo $[1*2]</text:p>
      <text:p text:style-name="P1">2</text:p>
      <text:p text:style-name="P1">[root@desktop0 ~]# echo $[3/1] <text:s text:c="2"/>也只保留整数结果</text:p>
      <text:p text:style-name="P1">3</text:p>
      <text:p text:style-name="P1">[root@desktop0 ~]# echo $[3-1]</text:p>
      <text:p text:style-name="P1">2</text:p>
      <text:p text:style-name="P7"><text:span text:style-name="T7"/></text:p>
      <text:p text:style-name="P7"><text:span text:style-name="T7"/></text:p>
      <text:p text:style-name="P7"><text:soft-page-break/><text:span text:style-name="T7">使用</text:span><text:span text:style-name="T3">let</text:span><text:span text:style-name="T7">命令</text:span></text:p>
      <text:p text:style-name="P23"><text:span text:style-name="T3">expr</text:span><text:span text:style-name="T7">或</text:span><text:span text:style-name="T3">$[]</text:span><text:span text:style-name="T7">、</text:span><text:span text:style-name="T3">$(())</text:span><text:span text:style-name="T7">方式只进行运算，并不会改变变量的值；而</text:span><text:span text:style-name="T3">let</text:span><text:span text:style-name="T7">命令可以直接对变量值做运算再保存新的值。因此变量</text:span><text:span text:style-name="T3">X=1234</text:span><text:span text:style-name="T7">，在执行</text:span><text:span text:style-name="T3">let</text:span><text:span text:style-name="T7">运算后的值会变更；另外，</text:span><text:span text:style-name="T3">let</text:span><text:span text:style-name="T7">运算操作并不显示结果，但是可以结合</text:span><text:span text:style-name="T3">echo</text:span><text:span text:style-name="T7">命令来查看：</text:span></text:p>
      <text:p text:style-name="P1">[root@desktop0 ~]# a=11 <text:s text:c="18"/>//</text:p>
      <text:p text:style-name="P1">[root@desktop0 ~]# let b=a+10 <text:s text:c="8"/>//定义新变量，结果要使用echo $b来查看</text:p>
      <text:p text:style-name="P1">[root@desktop0 ~]# echo $b <text:s text:c="8"/></text:p>
      <text:p text:style-name="P1">21</text:p>
      <text:p text:style-name="P1">[root@desktop0 ~]# let a=a+12 <text:s text:c="6"/>//修改原有变量，结果要使用echo $a来查看</text:p>
      <text:p text:style-name="P1">[root@desktop0 ~]# echo $a</text:p>
      <text:p text:style-name="P1">23</text:p>
      <text:p text:style-name="P1"/>
      <text:p text:style-name="P2">[root@desktop0 ~]# x=1234</text:p>
      <text:p text:style-name="P2">[root@desktop0 ~]# let x++;echo $x</text:p>
      <text:p text:style-name="P2">1235</text:p>
      <text:p text:style-name="P2">[root@desktop0 ~]# let x--;echo $x</text:p>
      <text:p text:style-name="P2">1234</text:p>
      <text:p text:style-name="P2">其中x++相当于x+1</text:p>
      <text:p text:style-name="P2">其中x- -相当于x-1</text:p>
      <text:p text:style-name="P3">本身let不输出结果，但进行运算，分号隔开后用echo直接回显出结果</text:p>
      <text:p text:style-name="P3"><text:span text:style-name="T11">[root@desktop0 ~]# let x++;echo $x</text:span></text:p>
      <text:p text:style-name="P4">1235</text:p>
      <text:p text:style-name="P4">[root@desktop0 ~]# let x++;echo $x</text:p>
      <text:p text:style-name="P4">1236</text:p>
      <text:p text:style-name="P4">[root@desktop0 ~]# let x++;echo $x</text:p>
      <text:p text:style-name="P4">1237</text:p>
      <text:p text:style-name="P4">[root@desktop0 ~]# let x++;echo $x</text:p>
      <text:p text:style-name="P4">1238</text:p>
      <text:p text:style-name="P4">可以运用中在while循环脚本中，设置一个最大值后就不会造成死循环</text:p>
      <text:p text:style-name="P5">[root@desktop0 ~]# z=12</text:p>
      <text:p text:style-name="P5">[root@desktop0 ~]# let z-=6;echo $z</text:p>
      <text:p text:style-name="P5">6</text:p>
      <text:p text:style-name="P5">[root@desktop0 ~]# let z+=6;echo $z</text:p>
      <text:p text:style-name="P5">12</text:p>
      <text:p text:style-name="P5">[root@desktop0 ~]# let z/=6;echo $z</text:p>
      <text:p text:style-name="P5">2</text:p>
      <text:p text:style-name="P5">[root@desktop0 ~]# let z*=6;echo $z</text:p>
      <text:p text:style-name="P5">12</text:p>
      <text:p text:style-name="P5">每一次的运算结果，z的值都将重新被定义，所以z的值是上一次的输出结果而被运用到下一次中</text:p>
      <text:p text:style-name="P5"/>
      <text:p text:style-name="P5">小数运算工具</text:p>
      <text:p text:style-name="P5">bc计算器</text:p>
      <text:p text:style-name="P5">scale=n，可以设置小数位数</text:p>
      <text:p text:style-name="P17"><text:span text:style-name="T9">bc</text:span><text:span text:style-name="T10">交互式运算</text:span></text:p>
      <text:p text:style-name="P27"><text:span text:style-name="T10">先执行</text:span><text:span text:style-name="T9">bc</text:span><text:span text:style-name="T10">命令进入交互环境，然后再输入需要计算的表达式。</text:span></text:p>
      <text:p text:style-name="P27"><text:span text:style-name="T10"/></text:p>
      <text:p text:style-name="P8"><text:span text:style-name="T2">bc</text:span><text:span text:style-name="T6">非交互式运算</text:span></text:p>
      <text:p text:style-name="P26"><text:span text:style-name="T6">将需要运算的表达式通过管道操作交给</text:span><text:span text:style-name="T2">bc</text:span><text:span text:style-name="T6">运算。注意，小数位的长度可采用</text:span><text:span text:style-name="T2">scale=N</text:span><text:span text:style-name="T6">限制，除此以外也受参与运算的数值的小数位影响</text:span></text:p>
      <text:p text:style-name="P26"><text:soft-page-break/><text:span text:style-name="T6"/></text:p>
      <text:p text:style-name="P5">[root@desktop0 ~]# echo '2 * 3' | bc</text:p>
      <text:p text:style-name="P5">6</text:p>
      <text:p text:style-name="P5">[root@desktop0 ~]# echo 'scale=4;12.34*23.45' | bc </text:p>
      <text:p text:style-name="P5">289.3730</text:p>
      <text:p text:style-name="P5">[root@desktop0 ~]# echo 'scale=4;12.34*23.45;1+2.3;3*3.33' | bc </text:p>
      <text:p text:style-name="P5">289.3730</text:p>
      <text:p text:style-name="P5">3.3</text:p>
      <text:p text:style-name="P5">9.99</text:p>
      <text:h text:style-name="P33" text:outline-level="2">条件测试操作</text:h>
      <text:p text:style-name="P16"><text:span text:style-name="T7"/></text:p>
      <text:list xml:id="list7398456344951368734" text:style-name="L2">
        <text:list-item>
          <text:p text:style-name="P29">字符串匹配</text:p>
        </text:list-item>
        <text:list-item>
          <text:p text:style-name="P29">比较整数值的大小</text:p>
        </text:list-item>
        <text:list-item>
          <text:p text:style-name="P30"><text:span text:style-name="T8">识别文件</text:span><text:span text:style-name="T5">/</text:span><text:span text:style-name="T8">目录的状态</text:span></text:p>
        </text:list-item>
        <text:list-item>
          <text:p text:style-name="P31"><text:span text:style-name="T8">多个条件</text:span><text:span text:style-name="T5">/</text:span><text:span text:style-name="T8">操作的逻辑组合</text:span></text:p>
        </text:list-item>
      </text:list>
      <text:p text:style-name="P18"><text:line-break/><text:span text:style-name="T12">条件测试的基本用法</text:span></text:p>
      <text:p text:style-name="P23"><text:span text:style-name="T3">1</text:span><text:span text:style-name="T7">）语法格式</text:span></text:p>
      <text:p text:style-name="P23"><text:span text:style-name="T7">使用“</text:span><text:span text:style-name="T3">test </text:span><text:span text:style-name="T7">表达式”或者</text:span><text:span text:style-name="T3">[ </text:span><text:span text:style-name="T7">表达式 </text:span><text:span text:style-name="T3">]</text:span><text:span text:style-name="T7">都可以，表达式两边至少要留一个空格。</text:span></text:p>
      <text:p text:style-name="P23"><text:span text:style-name="T7">条件测试操作本身不显示出任何信息。测试的条件是否成立主要体现在命令执行后的返回状态（即 </text:span><text:span text:style-name="T3">$?</text:span><text:span text:style-name="T7">），所以可以在测试后查看变量</text:span><text:span text:style-name="T3">$?</text:span><text:span text:style-name="T7">的值来做出判断，或者结合</text:span><text:span text:style-name="T3">&amp;&amp;</text:span><text:span text:style-name="T7">、</text:span><text:span text:style-name="T3">||</text:span><text:span text:style-name="T7">等逻辑操作显示出结果（或作其他操作） 。</text:span></text:p>
      <text:p text:style-name="P20"><text:span text:style-name="T17">&amp;&amp;逻辑测试是和的关系，必须所有过程都是成功的，否则整个过程是失败的</text:span></text:p>
      <text:p text:style-name="P20"><text:span text:style-name="T17">| | 逻辑测试是或的关系，其中一个成功，就表示整个过程是成功的</text:span><text:line-break/><text:span text:style-name="T13">一行执行多条命令的情况</text:span></text:p>
      <text:p text:style-name="P32"><text:span text:style-name="T5"># A </text:span><text:span text:style-name="T14">&amp;&amp;</text:span><text:span text:style-name="T5"> B <text:s text:c="3"/>                 </text:span><text:span text:style-name="T15">//</text:span><text:span text:style-name="T16">仅当</text:span><text:span text:style-name="T15">A</text:span><text:span text:style-name="T16">命令执行成功，才执行</text:span><text:span text:style-name="T15">B</text:span><text:span text:style-name="T16">命令</text:span></text:p>
      <text:p text:style-name="P32"><text:span text:style-name="T5"># A </text:span><text:span text:style-name="T14">||</text:span><text:span text:style-name="T5"> B                        </text:span><text:span text:style-name="T15">//</text:span><text:span text:style-name="T16">仅当</text:span><text:span text:style-name="T15">A</text:span><text:span text:style-name="T16">命令执行失败，才执行</text:span><text:span text:style-name="T15">B</text:span><text:span text:style-name="T16">命令</text:span></text:p>
      <text:p text:style-name="P32"><text:span text:style-name="T5">#A </text:span><text:span text:style-name="T14">;</text:span><text:span text:style-name="T5"> <text:s/>B                        </text:span><text:span text:style-name="T15">//</text:span><text:span text:style-name="T16">执行</text:span><text:span text:style-name="T15">A</text:span><text:span text:style-name="T16">命令后执行</text:span><text:span text:style-name="T15">B</text:span><text:span text:style-name="T16">命令，两者没有逻辑关系</text:span></text:p>
      <text:p text:style-name="P32"><text:span text:style-name="T5"># A </text:span><text:span text:style-name="T14">&amp;&amp;</text:span><text:span text:style-name="T5"> B </text:span><text:span text:style-name="T14">||</text:span><text:span text:style-name="T5"> C <text:s text:c="11"/></text:span><text:span text:style-name="T15">//</text:span><text:span text:style-name="T16">思考？</text:span></text:p>
      <text:p text:style-name="P19">[root@desktop0 ~]# bash $HOME</text:p>
      <text:p text:style-name="P19">/root: /root: 是一个目录</text:p>
      <text:p text:style-name="P19">[root@desktop0 ~]# test $HOME == /root &amp;&amp; echo hallo <text:s text:c="16"/></text:p>
      <text:p text:style-name="P19"><text:s/>/ /逻辑测试，仅当 test $HOME == /root 执行成功后才执行 echo hallo</text:p>
      <text:p text:style-name="P19">hallo</text:p>
      <text:p text:style-name="P19">[root@desktop0 ~]# test $HOME == /root; echo hallo</text:p>
      <text:p text:style-name="P19">hallo</text:p>
      <text:p text:style-name="P19">[root@desktop0 ~]# test $HOME == /root || echo hallo</text:p>
      <text:p text:style-name="P19">/ /逻辑测试，仅当 test $HOME == /root 执行不成功后才执行 echo hallo，否则就不执行echo hallo</text:p>
      <text:p text:style-name="P19"><text:soft-page-break/></text:p>
      <text:p text:style-name="P19"/>
      <text:p text:style-name="P19"/>
      <text:p text:style-name="P19">[root@desktop0 ~]# [ $USER != ro ] &amp;&amp; echo hay</text:p>
      <text:p text:style-name="P19">hay</text:p>
      <text:p text:style-name="P19">[root@desktop0 ~]# [ $USER != ro ] || echo hay</text:p>
      <text:p text:style-name="P19">[root@desktop0 ~]# [ $USER == ro ] || echo hay</text:p>
      <text:p text:style-name="P19">hay</text:p>
      <text:p text:style-name="P19"/>
      <text:p text:style-name="P19"><text:span text:style-name="T9">-z </text:span><text:span text:style-name="T10">检查变量的值是否未设置（空值）</text:span></text:p>
      <text:p text:style-name="P21">#!/bin/bash</text:p>
      <text:p text:style-name="P21">read -p "请输入用户名" n</text:p>
      <text:p text:style-name="P21">[ -z $n ] &amp;&amp; echo "您未输入用户名"</text:p>
      <text:p text:style-name="P21">[ -z $n ] &amp;&amp; exit</text:p>
      <text:p text:style-name="P21">stty -echo</text:p>
      <text:p text:style-name="P21">read -p "请输入密码" h</text:p>
      <text:p text:style-name="P21">[ -z $h ] &amp;&amp; echo "您未输入密码"</text:p>
      <text:p text:style-name="P21">stty <text:s/>echo</text:p>
      <text:p text:style-name="P21">[ -z $h ] &amp;&amp; exit</text:p>
      <text:p text:style-name="P21">useradd $n</text:p>
      <text:p text:style-name="P21">echo $h | passwd --stdin $n</text:p>
      <text:p text:style-name="P21">echo "$n用户创建成功"</text:p>
      <text:p text:style-name="P22">[ ! <text:s/>-z $n ]这处的！后要跟空格</text:p>
      <text:p text:style-name="P9">整数值比较</text:p>
      <text:p text:style-name="P9">参与比较的必须是整数（可以调用变量），比较非整数值时会出错：</text:p>
      <text:p text:style-name="P9"><text:span text:style-name="T3">-eq </text:span><text:span text:style-name="T1">比较两个数是否相等。</text:span></text:p>
      <text:p text:style-name="P9"><text:span text:style-name="T4">-ne </text:span><text:span text:style-name="T1">比较两个数是否不相等。</text:span></text:p>
      <text:p text:style-name="P9"><text:span text:style-name="T4">-gt </text:span><text:span text:style-name="T1">比较前面的整数是否大于后面的整数。</text:span></text:p>
      <text:p text:style-name="P9"><text:span text:style-name="T4">-ge </text:span><text:span text:style-name="T1">比较前面的整数是否大于或等于后面的整数。</text:span></text:p>
      <text:p text:style-name="P9"><text:span text:style-name="T4">-lt </text:span><text:span text:style-name="T1">比较前面的整数是否小于后面的整数。</text:span></text:p>
      <text:p text:style-name="P9"><text:span text:style-name="T4">-le </text:span><text:span text:style-name="T1">比较前面的整数是否小于或等于后面的整数。</text:span></text:p>
      <text:p text:style-name="P10"><text:soft-page-break/><text:span text:style-name="T1">[root@desktop0 ~]# c=3</text:span></text:p>
      <text:p text:style-name="P10"><text:span text:style-name="T1">[root@desktop0 ~]# [ $c -eq 0 ]&amp;&amp; echo "ok" || echo "no"</text:span></text:p>
      <text:p text:style-name="P10"><text:span text:style-name="T1">no</text:span></text:p>
      <text:p text:style-name="P10"><text:span text:style-name="T1">[root@desktop0 ~]# [ $c -ne 0 ]&amp;&amp; echo "ok" || echo "no"</text:span></text:p>
      <text:p text:style-name="P10"><text:span text:style-name="T1">ok</text:span></text:p>
      <text:p text:style-name="P10"><text:span text:style-name="T1">[root@desktop0 ~]# [ $c -ge 0 ]&amp;&amp; echo "ok" || echo "no"</text:span></text:p>
      <text:p text:style-name="P10"><text:span text:style-name="T1">ok</text:span></text:p>
      <text:p text:style-name="P10"><text:span text:style-name="T1">[root@desktop0 ~]# [ $c -gt 0 ]&amp;&amp; echo "ok" || echo "no"</text:span></text:p>
      <text:p text:style-name="P10"><text:span text:style-name="T1">ok</text:span></text:p>
      <text:p text:style-name="P10"><text:span text:style-name="T1">[root@desktop0 ~]# [ $c -lt 0 ]&amp;&amp; echo "ok" || echo "no"</text:span></text:p>
      <text:p text:style-name="P10"><text:span text:style-name="T1">no</text:span></text:p>
      <text:p text:style-name="P10"><text:span text:style-name="T1">[root@desktop0 ~]# [ $c -le 0 ]&amp;&amp; echo "ok" || echo "no"</text:span></text:p>
      <text:p text:style-name="P10"><text:span text:style-name="T1">no</text:span></text:p>
      <text:p text:style-name="P11"><text:span text:style-name="T1">[root@desktop0 ~]# mkdir nsd01</text:span></text:p>
      <text:p text:style-name="P11"><text:span text:style-name="T1">[root@desktop0 ~]# [ -e nsd01 ]</text:span></text:p>
      <text:p text:style-name="P11"><text:span text:style-name="T1">[root@desktop0 ~]# echo $?</text:span></text:p>
      <text:p text:style-name="P11"><text:span text:style-name="T1">0</text:span></text:p>
      <text:p text:style-name="P11"><text:span text:style-name="T1">[root@desktop0 ~]# [ -d nsd01 ]</text:span></text:p>
      <text:p text:style-name="P11"><text:span text:style-name="T1">[root@desktop0 ~]# echo $?</text:span></text:p>
      <text:p text:style-name="P11"><text:span text:style-name="T1">0</text:span></text:p>
      <text:p text:style-name="P11"><text:span text:style-name="T1">[root@desktop0 ~]# [ -f nsd01 ]</text:span></text:p>
      <text:p text:style-name="P11"><text:span text:style-name="T1">[root@desktop0 ~]# echo $?</text:span></text:p>
      <text:p text:style-name="P11"><text:span text:style-name="T1">1</text:span></text:p>
      <text:p text:style-name="P11"><text:span text:style-name="T1">[root@desktop0 ~]# [ -r nsd01 ]</text:span></text:p>
      <text:p text:style-name="P11"><text:span text:style-name="T1">[root@desktop0 ~]# echo $?</text:span></text:p>
      <text:p text:style-name="P11"><text:span text:style-name="T1">0</text:span></text:p>
      <text:p text:style-name="P11"><text:span text:style-name="T1">[root@desktop0 ~]# [ -w nsd01 ]</text:span></text:p>
      <text:p text:style-name="P11"><text:span text:style-name="T1">[root@desktop0 ~]# echo $?</text:span></text:p>
      <text:p text:style-name="P11"><text:span text:style-name="T1">0</text:span></text:p>
      <text:p text:style-name="P11"><text:span text:style-name="T1">[root@desktop0 ~]# [ -x nsd01 ]</text:span></text:p>
      <text:p text:style-name="P11"><text:span text:style-name="T1">[root@desktop0 ~]# echo $?</text:span></text:p>
      <text:p text:style-name="P11"><text:soft-page-break/><text:span text:style-name="T1">0</text:span></text:p>
      <text:p text:style-name="P11"><text:span text:style-name="T4">if</text:span><text:span text:style-name="T1">双分支的语法组成</text:span></text:p>
      <text:p text:style-name="P12"><text:span text:style-name="T1">#!/bin/bash</text:span></text:p>
      <text:p text:style-name="P12"><text:span text:style-name="T1">if [ -e $1 ] ;then</text:span></text:p>
      <text:p text:style-name="P12"><text:span text:style-name="T1"><text:s/>echo "$1已存在" </text:span></text:p>
      <text:p text:style-name="P12"><text:span text:style-name="T1">else</text:span></text:p>
      <text:p text:style-name="P12"><text:span text:style-name="T1"><text:s/>mkdir $1</text:span></text:p>
      <text:p text:style-name="P12"><text:span text:style-name="T1">echo "$1创建成功"</text:span></text:p>
      <text:p text:style-name="P12"><text:span text:style-name="T1">fi</text:span></text:p>
      <text:p text:style-name="P12"><text:span text:style-name="T1">利用位置变量，来确定目录是否存在，存在则显示已存在，不存在则直接创建</text:span></text:p>
      <text:p text:style-name="P12"><text:span text:style-name="T1"/></text:p>
      <text:p text:style-name="P13"><text:span text:style-name="T1">使用</text:span><text:span text:style-name="T4">ping</text:span><text:span text:style-name="T1">命令检测目标主机时，人工可直接判断反馈结果，而脚本却不方便。但是当</text:span><text:span text:style-name="T4">ping</text:span><text:span text:style-name="T1">测试成功时，执行状态</text:span><text:span text:style-name="T4">$?</text:span><text:span text:style-name="T1">的值为</text:span><text:span text:style-name="T4">0</text:span><text:span text:style-name="T1">；而</text:span><text:span text:style-name="T4">ping</text:span><text:span text:style-name="T1">测试失败时，</text:span><text:span text:style-name="T4">$?</text:span><text:span text:style-name="T1">的值不为</text:span><text:span text:style-name="T4">0</text:span><text:span text:style-name="T1">。因此在</text:span><text:span text:style-name="T4">Shell</text:span><text:span text:style-name="T1">脚本中可以利用这一点来判断</text:span><text:span text:style-name="T4">ping</text:span><text:span text:style-name="T1">目标主机的成败。</text:span></text:p>
      <text:p text:style-name="P23"><text:span text:style-name="T7">为了节省</text:span><text:span text:style-name="T3">ping</text:span><text:span text:style-name="T7">测试时间，可以只发送</text:span><text:span text:style-name="T3">3</text:span><text:span text:style-name="T7">个测试包（</text:span><text:span text:style-name="T3">-c 3</text:span><text:span text:style-name="T7">）、缩短发送测试包的间隔秒数（</text:span><text:span text:style-name="T3">-i 0.2</text:span><text:span text:style-name="T7">）、等待反馈的超时秒数（</text:span><text:span text:style-name="T3">-W 1</text:span><text:span text:style-name="T7">）。比如，检查可</text:span><text:span text:style-name="T3">ping</text:span><text:span text:style-name="T7">通的主机：</text:span></text:p>
      <text:p text:style-name="P13"><text:span text:style-name="T1">#!/bin/bash</text:span></text:p>
      <text:p text:style-name="P13"><text:span text:style-name="T1">ping -c 2 -i 0.2 -w 1 $1 &amp;&gt; /dev/null</text:span></text:p>
      <text:p text:style-name="P13"><text:span text:style-name="T1">if [ $? -eq 0 ];then</text:span></text:p>
      <text:p text:style-name="P13"><text:span text:style-name="T1">echo "通了"</text:span></text:p>
      <text:p text:style-name="P13"><text:span text:style-name="T1">else</text:span></text:p>
      <text:p text:style-name="P13"><text:span text:style-name="T1">echo "不通"</text:span></text:p>
      <text:p text:style-name="P13"><text:span text:style-name="T1">fi</text:span></text:p>
      <text:p text:style-name="P13"><text:span text:style-name="T1">[root@desktop0 ~]# . test5 172.25.0.11</text:span></text:p>
      <text:p text:style-name="P13"><text:span text:style-name="T1">通了</text:span></text:p>
      <text:p text:style-name="P13"><text:span text:style-name="T1">[root@desktop0 ~]# . test5 172.25.0.22</text:span></text:p>
      <text:p text:style-name="P13"><text:span text:style-name="T1">不通</text:span></text:p>
      <text:p text:style-name="P13"><text:span text:style-name="T1">[root@desktop0 ~]# . test5 172.25.254.254</text:span></text:p>
      <text:p text:style-name="P13"><text:span text:style-name="T1">通了</text:span></text:p>
      <text:p text:style-name="P13"><text:span text:style-name="T1">[root@desktop0 ~]# . test5 172.25.0.10</text:span></text:p>
      <text:p text:style-name="P13"><text:span text:style-name="T1">通了</text:span></text:p>
      <text:p text:style-name="P13"><text:span text:style-name="T1">[root@desktop0 ~]# . test5 172.25.0.13</text:span></text:p>
      <text:p text:style-name="P13"><text:soft-page-break/><text:span text:style-name="T1">不通</text:span></text:p>
      <text:p text:style-name="P13"><text:span text:style-name="T1">利用if双分支和位置变量来确定能否通信的ip</text:span></text:p>
      <text:p text:style-name="P13"><text:span text:style-name="T1"><text:s/></text:span></text:p>
      <text:p text:style-name="P13"><text:span text:style-name="T1"/></text:p>
      <text:p text:style-name="P14"><text:span text:style-name="T1">#!/bin/bash</text:span></text:p>
      <text:p text:style-name="P14"><text:span text:style-name="T1">a=$[RANDOM%10]</text:span></text:p>
      <text:p text:style-name="P14"><text:span text:style-name="T1">read -p "请输入一个数字(0-9)" t</text:span></text:p>
      <text:p text:style-name="P14"><text:span text:style-name="T1">if [ $a -eq $t ];then</text:span></text:p>
      <text:p text:style-name="P14"><text:span text:style-name="T1">echo '猜对了'</text:span></text:p>
      <text:p text:style-name="P14"><text:span text:style-name="T1">exit</text:span></text:p>
      <text:p text:style-name="P14"><text:span text:style-name="T1">elif [ $a -gt $t ];then</text:span></text:p>
      <text:p text:style-name="P14"><text:span text:style-name="T1">echo '你猜小了'</text:span></text:p>
      <text:p text:style-name="P14"><text:span text:style-name="T1">else</text:span></text:p>
      <text:p text:style-name="P14"><text:span text:style-name="T1">echo '你猜大了'</text:span></text:p>
      <text:p text:style-name="P14"><text:span text:style-name="T1">fi</text:span></text:p>
      <text:p text:style-name="P14"><text:span text:style-name="T1">read -p "请输入一个数字(0-9)" t</text:span></text:p>
      <text:p text:style-name="P14"><text:span text:style-name="T1">if [ $a -eq $t ];then</text:span></text:p>
      <text:p text:style-name="P14"><text:span text:style-name="T1">echo '猜对了'</text:span></text:p>
      <text:p text:style-name="P14"><text:span text:style-name="T1">exit</text:span></text:p>
      <text:p text:style-name="P14"><text:span text:style-name="T1">elif [ $a -gt $t ];then</text:span></text:p>
      <text:p text:style-name="P14"><text:span text:style-name="T1">echo '你猜小了'</text:span></text:p>
      <text:p text:style-name="P14"><text:span text:style-name="T1">else</text:span></text:p>
      <text:p text:style-name="P14"><text:span text:style-name="T1">echo '你猜大了'</text:span></text:p>
      <text:p text:style-name="P14"><text:span text:style-name="T1">fi</text:span></text:p>
      <text:p text:style-name="P14"><text:span text:style-name="T1">read -p "请输入一个数字(0-9)" t</text:span></text:p>
      <text:p text:style-name="P14"><text:span text:style-name="T1">if [ $a -eq $t ];then</text:span></text:p>
      <text:p text:style-name="P14"><text:span text:style-name="T1">echo '猜对了'</text:span></text:p>
      <text:p text:style-name="P14"><text:span text:style-name="T1">exit</text:span></text:p>
      <text:p text:style-name="P14"><text:span text:style-name="T1">elif [ $a -gt $t ];then</text:span></text:p>
      <text:p text:style-name="P14"><text:span text:style-name="T1">echo '你猜小了'</text:span></text:p>
      <text:p text:style-name="P14"><text:span text:style-name="T1">else</text:span></text:p>
      <text:p text:style-name="P14"><text:soft-page-break/><text:span text:style-name="T1">echo '你猜大了'</text:span></text:p>
      <text:p text:style-name="P14"><text:span text:style-name="T1">fi</text:span></text:p>
      <text:p text:style-name="P15"><text:span text:style-name="T1">[root@desktop0 ~]# bash test6</text:span></text:p>
      <text:p text:style-name="P15"><text:span text:style-name="T1">请输入一个数字(0-9)6</text:span></text:p>
      <text:p text:style-name="P15"><text:span text:style-name="T1">你猜小了</text:span></text:p>
      <text:p text:style-name="P15"><text:span text:style-name="T1">请输入一个数字(0-9)7</text:span></text:p>
      <text:p text:style-name="P15"><text:span text:style-name="T1">猜对了</text:span></text:p>
      <text:p text:style-name="P15"><text:span text:style-name="T1">[root@desktop0 ~]# bash test6</text:span></text:p>
      <text:p text:style-name="P15"><text:span text:style-name="T1">请输入一个数字(0-9)5</text:span></text:p>
      <text:p text:style-name="P15"><text:span text:style-name="T1">你猜大了</text:span></text:p>
      <text:p text:style-name="P15"><text:span text:style-name="T1">请输入一个数字(0-9)4</text:span></text:p>
      <text:p text:style-name="P15"><text:span text:style-name="T1">你猜大了</text:span></text:p>
      <text:p text:style-name="P15"><text:span text:style-name="T1">请输入一个数字(0-9)3</text:span></text:p>
      <text:p text:style-name="P15"><text:span text:style-name="T1">猜对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14T08:45:30.736146999</meta:creation-date>
    <dc:date>2019-02-14T17:14:47.985200921</dc:date>
    <dc:creator>root </dc:creator>
    <meta:editing-duration>PT30M26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8" meta:paragraph-count="241" meta:word-count="2169" meta:character-count="5153" meta:non-whitespace-character-count="4460"/>
  </office:meta>
</office:document-meta>
</file>